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54in"/>
    </style:style>
    <style:style style:name="co2" style:family="table-column">
      <style:table-column-properties fo:break-before="auto" style:column-width="5.9398in"/>
    </style:style>
    <style:style style:name="co3" style:family="table-column">
      <style:table-column-properties fo:break-before="auto" style:column-width="0.3484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5.1437in"/>
    </style:style>
    <style:style style:name="co8" style:family="table-column">
      <style:table-column-properties fo:break-before="auto" style:column-width="0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839in" fo:break-before="auto" style:use-optimal-row-height="true"/>
    </style:style>
    <style:style style:name="ro3" style:family="table-row">
      <style:table-row-properties style:row-height="1.9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2" table:default-cell-style-name="ce3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Recall</text:p>
          </table:table-cell>
          <table:table-cell table:style-name="ce1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0 = the pipline configuration could not identify all resources</text:p>
          </table:table-cell>
          <table:table-cell table:style-name="ce1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1 = the pipline configuration could recognize all resources </text:p>
          </table:table-cell>
          <table:table-cell table:style-name="ce1" table:number-columns-repeated="9"/>
          <table:table-cell table:number-columns-repeated="4"/>
        </table:table-row>
        <table:table-row table:style-name="ro1">
          <table:table-cell/>
          <table:table-cell table:style-name="ce1" table:number-columns-repeated="9"/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table:style-name="ce2" office:value-type="string" calcext:value-type="string">
            <text:p>Question</text:p>
          </table:table-cell>
          <table:table-cell table:style-name="ce4" office:value-type="string" calcext:value-type="string">
            <text:p>Spotlight Spotter+ Spotlight NED</text:p>
          </table:table-cell>
          <table:table-cell table:style-name="ce4" office:value-type="string" calcext:value-type="string">
            <text:p>Spotlight Spotter+ AGDISTIS</text:p>
          </table:table-cell>
          <table:table-cell table:style-name="ce4" office:value-type="string" calcext:value-type="string">
            <text:p>Alchemy</text:p>
          </table:table-cell>
          <table:table-cell table:style-name="ce4" office:value-type="string" calcext:value-type="string">
            <text:p>Lucene Linker</text:p>
          </table:table-cell>
          <table:table-cell table:style-name="ce4" office:value-type="string" calcext:value-type="string">
            <text:p>Standford + AGDISTIS</text:p>
          </table:table-cell>
          <table:table-cell table:style-name="ce4" office:value-type="string" calcext:value-type="string">
            <text:p>Standford + DbpediaNER</text:p>
          </table:table-cell>
          <table:table-cell table:style-name="ce4" office:value-type="string" calcext:value-type="string">
            <text:p>FOX + AGDISTIS</text:p>
          </table:table-cell>
          <table:table-cell table:style-name="ce4" office:value-type="string" calcext:value-type="string">
            <text:p>FOX + DbpediaN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 me all cosmonaut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 me the birthdays of all actors of the television show Charmed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o is the daughter of Robert Kennedy married to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ch river does the Brooklyn Bridge cros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w many countries are there in Europ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which city did John F. Kennedy die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 the wife of president Lincoln called Mar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hich states of Germany are governed by the Social Democratic Part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which U.S. state is Mount McKinley located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which country does the Ganges start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ch countries have more than ten cav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 proinsulin a protei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e tree frogs a type of amphibia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w tall is Amazon Eve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o created Goof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ve me the capitals of all countries in Africa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ve me all cities in New Jersey with more than 100000 inhabitants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ch museum exhibits The Scream by Munch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 Egypts largest city also its capital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w many employees does IBM hav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ich states border Illinois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 which country is the Limerick Lak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ch television shows were created by John Clees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hich mountain is the highest after the Annapurna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 which films directed by Garry Marshall was Julia Roberts starring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ich bridges are of the same type as the Manhattan Bridg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 U.S. president Jackson involved in a war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ive me all communist countrie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ich awards did Douglas Hofstadter wi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ich U.S. state has the highest population density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at is the currency of the Czech Republic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hich countries adopted the Euro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hat is the area code of Berli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hich countries have more than two official langu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ho is the owner of Rolls-Royc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rough which countries does the Yenisei river flow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en did Latvia join the EU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ich politicians were married to a Germa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en was the Battle of Gettysburg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at is the highest mountain in Austral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ve me all soccer clubs in Spain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at is the official language of Surinam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o is the mayor of Tel Aviv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o designed the Brooklyn Bridg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hich telecommunications organizations are located in Belgium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 Frank Herbert still aliv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at is the highest place of the Urals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o is the editor of Forbes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ive me all companies in the advertising industry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at did Bruce Carver die from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ive me all libraries established earlier than 1400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ich presidents were born in 1945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ive me all federal chancellors of Germany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o was the wife of U.S. president Lincol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o developed the video game World of Warcraft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at is the official website of Tom Cruis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st all episodes of the first season of the HBO television series The Soprano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ho produced the most film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ve me all people with first name Jimmy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 there a video game called Battle Ches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ch mountains are higher than the Nanga Parbat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o created Wikipedia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ive me all actors starring in Last Action Hero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ich software has been developed by organizations founded in Californ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ich companies work in the aerospace industry as well as in medicin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 Christian Bale starring in Velvet Goldmin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ive me the websites of companies with more than 500000 employee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hich actors were born in German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hich caves have more than 3 entranc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ive me all films produced by Hal Roach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ive me all video games published by Mean Hamster Software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hich languages are spoken in Eston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ow many Aldi stores are there?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hich capitals in Europe were host cities of the summer olympic gam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o was the 16th president of the United State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w many films did Hal Roach produc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ich music albums contain the song Last Christmas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ive me all books written by Danielle Steel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ich airports are located in California, USA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ive me all Canadian Grunge record label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ich country has the most official langu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 which programming language is GIMP writte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o produced films starring Natalie Portma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ive me all movies with Tom Cruise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 which films did Julia Roberts as well as Richard Gere play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ive me all female given name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ho wrote the book The Pillars of the Earth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w many films did Leonardo DiCaprio star i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ive me all soccer clubs in the Premier League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hen was Jack Wolfskin founded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hich organizations were founded in 1930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hat is the highest mounta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as Natalie Portman born in the United State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hich budget did the first movie of Zdenek Sverak have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w many big fires struck Paris during the Middle Ag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 Pamela Anderson a vegan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ow often was Michael Jordan divorced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hat is the most beautiful painting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ive me all animal species that live in the Amazon rainfores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hen is the movie Worst Case Scenario going to be in cinemas in the Netherland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hich German cities have more than 250000 inhabitants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ho was John F. Kennedy's vice president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ho is the mayor of Tel Aviv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w many students does the Free University in Amsterdam hav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hat is the second highest mountain on Earth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ive me all professional skateboarders from Swede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en was Alberta admitted as provinc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 which countries does the Himalayan mountain system extend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ve me a list of all bandleaders that play trumpet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hat is the total amount of men and women serving in the FDN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ho is the Formula 1 race driver with the most rac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ive me all world heritage sites designated within the past two year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o is the youngest player in the Premier Leagu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ive me all members of Prodigy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hat is the longest rive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es Breaking Bad have more episodes than Game of Throne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ive me all cars that are produced in Germany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hat were the main discoveries of the Mars rover Curiosity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ive me all people that were born in Vienna and died in Berlin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ow tall is Michael Jorda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hat is the capital of Canada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ho is the governor of Wyoming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 Prince Harry and Prince William have the same parents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ho was the father of Queen Elizabeth II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hich U.S. state has been admitted latest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w many languages are spoken in Turkmenista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utch Otter is the governor of which U.S. stat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ive me all movies directed by Francis Ford Coppola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ive me all actors starring in movies directed by William Shatner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hat is the birth name of Angela Merkel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ive me all Methodist politician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ow often did Jane Fonda marry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ve me all Australian nonprofit organization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n which military conflicts did Lawrence of Arabia participat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ho developed Minecraf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hat is the melting point of copper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ve me all sister cities of Brno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w many inhabitants does Maribor hav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ve me all companies in Munich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ist all games by GMT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ho founded Intel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ho is the husband of Amanda Palmer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ive me all breeds of the German Shepherd dog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hich cities does the Weser flow through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hich countries are connected by the Rhin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hich professional surfers were born in Australia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at is the average temperature on Hawaii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 which UK city are the headquarters of the MI6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hich weapons did Heckler &amp; Koch develop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as the Cuban Missile Crisis earlier than the Bay of Pigs Invasion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ive me all islands that belong to Japan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 invented the zipper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hat is the ruling party in Lisbo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hat are the nicknames of San Francisco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hich Greek goddesses dwelt on Mount Olympus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hen were the Hells Angels founded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ive me all Apollo 14 astronaut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hat is the time zone of Salt Lake Cit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hich U.S. states are in the same time zone as Utah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ive me a list of all lakes in Denmark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many missions does the Soyuz programme hav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id Socrates influence Aristotl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ive me all Danish movie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ive me all launch pads operated by NASA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hich instruments does Cat Stevens play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hich ships were called after Benjamin Frankli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ho are the parents of the wife of Juan Carlos I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w many employees does Google hav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id Tesla win a nobel prize in physic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 Rita Wilson the wife of Tom Hank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hen was the Statue of Liberty built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here is Fort Knox located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ow many children did Benjamin Franklin hav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hen did Michael Jackson di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hich Chess players died in the same place they were born 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ist the children of Margaret Thatcher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ho was called Frank The Tank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as Margaret Thatcher a chemis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as Marc Chagall a jew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ive me all books by William Goldman with more than 300 pages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hich books by Kerouac were published by Viking Press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ive me a list of all American invention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w high is the Mount Everest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ho created Batma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ow many people live in the capital of Australia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hat is the largest city in Austral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ho composed the music for Harold and Maud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hich films starring Clint Eastwood did he direct himself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n which city was the former Dutch queen Juliana buried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ere is the residence of the prime minister of Spain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hich U.S. state has the abbreviation MN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how me all songs from Bruce Springsteen released between 1980 and 1990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hich movies did Kurosawa direct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hat is the founding year of the brewery that produces Pilsner Urquell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ho wrote the lyrics for the Polish national anthem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ive me all B-sides of the Ramone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ho painted The Storm on the Sea of Galile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hich country does the creator of Miffy come from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r which label did Elvis record his first album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ho produces Orangina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ive me all taikonaut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w many languages are spoken in Colomb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hich poet wrote the most book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ow many programming languages are ther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ive me all Dutch partie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hen was Olof Palme shot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es the Isar flow into a lak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hich rivers flow into a German lak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ow heavy is Jupiter's lightest moo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ho is the youngest Darts playe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ive me all animals that are extinct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ow many pages does War and Peace hav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hich ingredients do I need for carrot cak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at is the most frequent cause of death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ho has Tom Cruise been married to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ho is the tallest player of the Atlanta Falcon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hat is the bridge with the longest spa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ive me all films produced by Steven Spielberg with a budget of at least $80 million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 Cola a beverag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hich actor was casted in the most movi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here was Bach born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hich of Tim Burton's films had the highest budget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oes Abraham Lincoln's death place have a websit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ho are the four youngest MVP basketball players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hat are the top-10 action role-playing video games according to IG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ive me all actors who were born in Berlin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ive me all actors who were born in Paris after 1950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hat was Brazil's lowest rank in the FIFA World Ranking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ive me all Australian metalcore band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hen is Hallowee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ow many inhabitants does the largest city in Canada hav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 which countries can you pay using the West African CFA franc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ive me the capitals of all countries that the Himalayas run through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ho was the first to climb Mount Everest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o which artistic movement did the painter of The Three Dancers belong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hich pope succeeded John Paul II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hat was the last movie with Alec Guinnes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ow many James Bond movies are ther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hich actor played Chewbacc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ive me the grandchildren of Elvis Presley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ive me all writers that won the Nobel Prize in literature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hat is the official color of the University of Oxford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ive me all Swedish oceanographer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ow deep is Lake Chiemse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 James Bond married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hich rockets were launched from Baikonur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ive me all actors called Baldwi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hat does ICRO stand fo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n which studio did the Beatles record their first album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w many gold medals did Michael Phelps win at the 2008 Olympic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hich companies have more than 1 million employees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ive all swimmers that were born in Moscow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ho was called Rodzilla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how me the book that Muhammad Ali wrote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ow many museums does Paris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hich city has the most inhabitant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hich city has the least inhabitant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ive me all the TV shows with Neil Patrick Harris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ho wrote The Hunger Games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how a list of soccer clubs that play in the Bundesliga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hat country is Mount Everest i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ho is the founder of Penguin Books?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hich programming languages influenced Javascript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id Che Guevara have childre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ist all the musicals with music by Leonard Bernstein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how me all the breweries in Australia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hen was the Titanic completed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ow much did Pulp Fiction cos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ow many airlines are ther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ho played Agent Smith in Matrix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ow much carbs does peanut butter hav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hich book has the most p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hich bridges cross the Sein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ho is the mayor of the capital of French Polynes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hen did Dracula's creator die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hat is the location of the Houses of Parliament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how me all English Gothic buildings in Kent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ho was the pope that founded the Vatican Television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hat airlines are part of the SkyTeam allianc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hat is the total population of Melbourne, Florid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hich airports does Yeti Airlines serv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n which year was Rachel Stevens born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here was JFK assassinated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w many politicians graduated from Columbia University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hich scientist is known for the Manhattan Project and the Nobel Peace Priz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hat is the highest volcano in Africa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hich beer originated in Ireland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hat are the specialities of the UNC Health Car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ho is the owner of Facebook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om which region is the Melon de Bourgogn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Who was influenced by Socrates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Who was president of Pakistan in 1978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ive me English actors starring in Lovesick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ive me all types of eating disorders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ho was married to president Chirac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hat is the largest metropolitan area in Washington stat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Where in France is sparkling wine produced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here did Hillel Slovak di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hat is the timezone in San Pedro de Atacama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n which city does the Chile Route 68 end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ive me all ESA astronaut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ive me all Swedish holiday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ho is the youngest Pulitzer Prize winner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hich animals are critically endangered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hich soccer players were born on Malt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 Arnold Schwarzenegger attend a university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hich programming languages were influenced by Perl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 Barack Obama a democrat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ow many children does Eddie Murphy hav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ho is the oldest child of Meryl Streep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ho killed John Lenno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n which city is Air China headquartered?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Which frequent flyer program has the most airlin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hich artists were born on the same date as Rachel Steven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ow many scientists graduated from an Ivy League universit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hich types of grapes grow in Orego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Who is starring in Spanish movies produced by Benicio del Toro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ho is the manager of Real Madrid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ive me the currency of China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hich movies starring Mickey Rourke were directed by Guy Ritchie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 Darth Vader Luke’s father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w many companies were founded by the founder of Facebook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ow many companies were founded in the same year as Google?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hich subsidiary of TUI Travel serves both Glasgow and Dublin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ow many airlines are members of the Star Allianc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ive me all spacecrafts that flew to Mar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hich musician wrote the most book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how me everyone who was born on Halloween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ive me all Swiss non-profit organization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 which country is Mecca located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hat is the net income of Appl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hat does the abbreviation FIFA stand for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hen did the Ming dynasty dissolv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hich museum in New York has the most visitor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 Lake Baikal bigger than the Great Bear Lake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esserts from which country contain fish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hat is the highest mountain in Ital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Where did the architect of the Eiffel Tower study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hich Greek parties are pro-European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at is the height difference between Mount Everest and K2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Who is the mayor of Rotterdam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 which city were the parents of Che Guevara bor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ow high is the lighthouse in Colombo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re Taiko a kind of Japanese musical instruments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ow many ethnic groups live in Slovenia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ist the seven kings of Rome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ho were the parents of Queen Victoria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ho is the heaviest player of the Chicago Bulls?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hich volcanos in Japan erupted since 2000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Who is the tallest basketball player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6:.C355])" office:value-type="float" office:value="242" calcext:value-type="float">
            <text:p>242</text:p>
          </table:table-cell>
          <table:table-cell table:style-name="ce1" table:formula="of:=SUM([.D6:.D355])" office:value-type="float" office:value="209" calcext:value-type="float">
            <text:p>209</text:p>
          </table:table-cell>
          <table:table-cell table:style-name="ce1" table:formula="of:=SUM([.E6:.E355])" office:value-type="float" office:value="145" calcext:value-type="float">
            <text:p>145</text:p>
          </table:table-cell>
          <table:table-cell table:style-name="ce1" table:formula="of:=SUM([.F6:.F355])" office:value-type="float" office:value="273" calcext:value-type="float">
            <text:p>273</text:p>
          </table:table-cell>
          <table:table-cell table:style-name="ce1" table:formula="of:=SUM([.G6:.G355])" office:value-type="float" office:value="198" calcext:value-type="float">
            <text:p>198</text:p>
          </table:table-cell>
          <table:table-cell table:style-name="ce1" table:formula="of:=SUM([.H6:.H355])" office:value-type="float" office:value="206" calcext:value-type="float">
            <text:p>206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31">
          <table:table-cell/>
          <table:table-cell table:style-name="ce1" table:number-columns-repeated="9"/>
          <table:table-cell table:number-columns-repeated="4"/>
        </table:table-row>
        <table:table-row table:style-name="ro1">
          <table:table-cell/>
          <table:table-cell table:style-name="ce1" table:number-columns-repeated="9"/>
          <table:table-cell table:number-columns-repeated="4"/>
        </table:table-row>
      </table:table>
      <table:table table:name="Sheet2" table:style-name="ta1">
        <table:table-column table:style-name="co6" table:default-cell-style-name="ce1"/>
        <table:table-column table:style-name="co7" table:default-cell-style-name="ce3"/>
        <table:table-column table:style-name="co4" table:number-columns-repeated="4" table:default-cell-style-name="ce3"/>
        <table:table-column table:style-name="co8" table:number-columns-repeated="4" table:default-cell-style-name="ce3"/>
        <table:table-column table:style-name="co5" table:number-columns-repeated="12" table:default-cell-style-name="ce1"/>
        <table:table-row table:style-name="ro1">
          <table:table-cell office:value-type="string" calcext:value-type="string">
            <text:p>F-measure</text:p>
          </table:table-cell>
          <table:table-cell table:style-name="ce1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0 = the pipline configuration returned an F-measure different from 0</text:p>
          </table:table-cell>
          <table:table-cell table:style-name="ce1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1 = the pipline configuration returned an F-measure of 1</text:p>
          </table:table-cell>
          <table:table-cell table:style-name="ce1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ID</text:p>
          </table:table-cell>
          <table:table-cell table:style-name="ce2" office:value-type="string" calcext:value-type="string">
            <text:p>Question</text:p>
          </table:table-cell>
          <table:table-cell table:style-name="ce4" office:value-type="string" calcext:value-type="string">
            <text:p>Dbepdia Spotter + Dbpedia NED</text:p>
          </table:table-cell>
          <table:table-cell table:style-name="ce4" office:value-type="string" calcext:value-type="string">
            <text:p>DBpedia spotter + AGDISTIS</text:p>
          </table:table-cell>
          <table:table-cell table:style-name="ce4" office:value-type="string" calcext:value-type="string">
            <text:p>Alchemy</text:p>
          </table:table-cell>
          <table:table-cell table:style-name="ce4" office:value-type="string" calcext:value-type="string">
            <text:p>Lucene Linker</text:p>
          </table:table-cell>
          <table:table-cell table:style-name="ce4" office:value-type="string" calcext:value-type="string">
            <text:p>Stanford + AGDISTIS</text:p>
          </table:table-cell>
          <table:table-cell table:style-name="ce4" office:value-type="string" calcext:value-type="string">
            <text:p>Stanford + DBpedia NED</text:p>
          </table:table-cell>
          <table:table-cell table:style-name="ce4" office:value-type="string" calcext:value-type="string">
            <text:p>FOX + AGDITSIS</text:p>
          </table:table-cell>
          <table:table-cell table:style-name="ce4" office:value-type="string" calcext:value-type="string">
            <text:p>FOX + DbpediaNE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 me all cosmonaut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 me the birthdays of all actors of the television show Charmed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o is the daughter of Robert Kennedy married to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ch river does the Brooklyn Bridge cros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w many countries are there in Europ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which city did John F. Kennedy di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 the wife of president Lincoln called Mar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hich states of Germany are governed by the Social Democratic Party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which U.S. state is Mount McKinley located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which country does the Ganges start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ch countries have more than ten cav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 proinsulin a protei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e tree frogs a type of amphibia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w tall is Amazon Eve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o created Goof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ve me the capitals of all countries in Africa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ve me all cities in New Jersey with more than 100000 inhabitant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ch museum exhibits The Scream by Munch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 Egypts largest city also its capital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w many employees does IBM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ich states border Illinois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 which country is the Limerick Lak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ch television shows were created by John Clees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hich mountain is the highest after the Annapurna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 which films directed by Garry Marshall was Julia Roberts starring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ich bridges are of the same type as the Manhattan Bridg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 U.S. president Jackson involved in a war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ive me all communist countrie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ich awards did Douglas Hofstadter w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ich U.S. state has the highest population density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at is the currency of the Czech Republic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hich countries adopted the Euro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hat is the area code of Berlin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hich countries have more than two official langu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ho is the owner of Rolls-Royc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rough which countries does the Yenisei river flow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en did Latvia join the EU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ich politicians were married to a Germa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en was the Battle of Gettysburg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at is the highest mountain in Austral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ve me all soccer clubs in Spain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at is the official language of Surinam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o is the mayor of Tel Aviv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o designed the Brooklyn Bridg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hich telecommunications organizations are located in Belgium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 Frank Herbert still aliv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at is the highest place of the Urals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o is the editor of Forbes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ive me all companies in the advertising industry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at did Bruce Carver die from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ive me all libraries established earlier than 1400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ich presidents were born in 1945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ive me all federal chancellors of Germany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o was the wife of U.S. president Lincol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o developed the video game World of Warcraft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at is the official website of Tom Cruis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st all episodes of the first season of the HBO television series The Soprano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ho produced the most film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ve me all people with first name Jimmy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 there a video game called Battle Ches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ch mountains are higher than the Nanga Parbat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o created Wikipedia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ive me all actors starring in Last Action Hero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ich software has been developed by organizations founded in Californ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ich companies work in the aerospace industry as well as in medicine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 Christian Bale starring in Velvet Goldmine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ive me the websites of companies with more than 500000 employee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hich actors were born in German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hich caves have more than 3 entranc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ive me all films produced by Hal Roach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ive me all video games published by Mean Hamster Softwar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hich languages are spoken in Eston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ow many Aldi stores are there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hich capitals in Europe were host cities of the summer olympic gam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o was the 16th president of the United State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w many films did Hal Roach produc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ich music albums contain the song Last Christmas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ive me all books written by Danielle Steel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ich airports are located in California, USA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ive me all Canadian Grunge record labels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ich country has the most official langu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 which programming language is GIMP writte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o produced films starring Natalie Portma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ive me all movies with Tom Cruise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 which films did Julia Roberts as well as Richard Gere play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ive me all female given name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ho wrote the book The Pillars of the Earth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w many films did Leonardo DiCaprio star in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ive me all soccer clubs in the Premier League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hen was Jack Wolfskin founded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hich organizations were founded in 1930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hat is the highest mounta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as Natalie Portman born in the United Stat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hich budget did the first movie of Zdenek Sverak have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w many big fires struck Paris during the Middle Ag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 Pamela Anderson a vegan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ow often was Michael Jordan divorced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hat is the most beautiful painting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ive me all animal species that live in the Amazon rainfores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hen is the movie Worst Case Scenario going to be in cinemas in the Netherland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hich German cities have more than 250000 inhabitants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ho was John F. Kennedy's vice president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ho is the mayor of Tel Aviv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w many students does the Free University in Amsterdam hav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hat is the second highest mountain on Earth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ive me all professional skateboarders from Sweden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en was Alberta admitted as provinc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 which countries does the Himalayan mountain system extend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ve me a list of all bandleaders that play trumpet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hat is the total amount of men and women serving in the FDN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ho is the Formula 1 race driver with the most rac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ive me all world heritage sites designated within the past two year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o is the youngest player in the Premier Leagu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ive me all members of Prodigy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hat is the longest rive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es Breaking Bad have more episodes than Game of Throne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ive me all cars that are produced in Germany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hat were the main discoveries of the Mars rover Curiosity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ive me all people that were born in Vienna and died in Berlin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ow tall is Michael Jorda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hat is the capital of Canada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ho is the governor of Wyoming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 Prince Harry and Prince William have the same parents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ho was the father of Queen Elizabeth II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hich U.S. state has been admitted latest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w many languages are spoken in Turkmenista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utch Otter is the governor of which U.S. stat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ive me all movies directed by Francis Ford Coppola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ive me all actors starring in movies directed by William Shatner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hat is the birth name of Angela Merkel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ive me all Methodist politician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ow often did Jane Fonda marry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ve me all Australian nonprofit organization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n which military conflicts did Lawrence of Arabia participat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ho developed Minecraft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hat is the melting point of copper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ve me all sister cities of Brno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w many inhabitants does Maribor hav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ve me all companies in Munich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ist all games by GMT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ho founded Intel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ho is the husband of Amanda Palme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ive me all breeds of the German Shepherd dog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hich cities does the Weser flow through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hich countries are connected by the Rhin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hich professional surfers were born in Australia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at is the average temperature on Hawaii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 which UK city are the headquarters of the MI6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hich weapons did Heckler &amp; Koch develop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as the Cuban Missile Crisis earlier than the Bay of Pigs Invasio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ive me all islands that belong to Japan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 invented the zipper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hat is the ruling party in Lisbo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hat are the nicknames of San Francisco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hich Greek goddesses dwelt on Mount Olympus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hen were the Hells Angels founded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ive me all Apollo 14 astronaut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hat is the time zone of Salt Lake City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hich U.S. states are in the same time zone as Utah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ive me a list of all lakes in Denmark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many missions does the Soyuz programme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id Socrates influence Aristotl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ive me all Danish movies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ive me all launch pads operated by NASA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hich instruments does Cat Stevens play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hich ships were called after Benjamin Frankli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ho are the parents of the wife of Juan Carlos I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w many employees does Google hav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id Tesla win a nobel prize in physic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 Rita Wilson the wife of Tom Hank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hen was the Statue of Liberty built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here is Fort Knox located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ow many children did Benjamin Franklin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hen did Michael Jackson di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hich Chess players died in the same place they were born 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ist the children of Margaret Thatcher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ho was called Frank The Tank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as Margaret Thatcher a chemist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as Marc Chagall a jew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ive me all books by William Goldman with more than 300 page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hich books by Kerouac were published by Viking Press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ive me a list of all American invention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w high is the Mount Everest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ho created Batma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ow many people live in the capital of Australia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hat is the largest city in Austral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ho composed the music for Harold and Maud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hich films starring Clint Eastwood did he direct himself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n which city was the former Dutch queen Juliana buried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ere is the residence of the prime minister of Spai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hich U.S. state has the abbreviation MN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how me all songs from Bruce Springsteen released between 1980 and 1990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hich movies did Kurosawa direct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hat is the founding year of the brewery that produces Pilsner Urquell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ho wrote the lyrics for the Polish national anthem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ive me all B-sides of the Ramone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ho painted The Storm on the Sea of Galile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hich country does the creator of Miffy come from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r which label did Elvis record his first album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ho produces Orangina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ive me all taikonaut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w many languages are spoken in Colomb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hich poet wrote the most book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ow many programming languages are ther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ive me all Dutch parties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hen was Olof Palme shot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es the Isar flow into a lak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hich rivers flow into a German lak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ow heavy is Jupiter's lightest moon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ho is the youngest Darts playe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ive me all animals that are extinct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ow many pages does War and Peace hav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hich ingredients do I need for carrot cake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at is the most frequent cause of death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ho has Tom Cruise been married to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ho is the tallest player of the Atlanta Falcon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hat is the bridge with the longest spa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ive me all films produced by Steven Spielberg with a budget of at least $80 million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 Cola a beverag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hich actor was casted in the most movi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here was Bach born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hich of Tim Burton's films had the highest budget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oes Abraham Lincoln's death place have a websit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ho are the four youngest MVP basketball players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hat are the top-10 action role-playing video games according to IG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ive me all actors who were born in Berlin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ive me all actors who were born in Paris after 1950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hat was Brazil's lowest rank in the FIFA World Ranking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ive me all Australian metalcore bands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hen is Halloween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ow many inhabitants does the largest city in Canada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 which countries can you pay using the West African CFA franc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ive me the capitals of all countries that the Himalayas run through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ho was the first to climb Mount Everest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o which artistic movement did the painter of The Three Dancers belong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hich pope succeeded John Paul II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hat was the last movie with Alec Guinnes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ow many James Bond movies are there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hich actor played Chewbacc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ive me the grandchildren of Elvis Presley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ive me all writers that won the Nobel Prize in literature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hat is the official color of the University of Oxford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ive me all Swedish oceanographers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ow deep is Lake Chiemse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 James Bond married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hich rockets were launched from Baikonur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ive me all actors called Baldwin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hat does ICRO stand for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n which studio did the Beatles record their first album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w many gold medals did Michael Phelps win at the 2008 Olympic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hich companies have more than 1 million employees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ive all swimmers that were born in Moscow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ho was called Rodzilla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how me the book that Muhammad Ali wrote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ow many museums does Paris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hich city has the most inhabitant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hich city has the least inhabitant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ive me all the TV shows with Neil Patrick Harris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ho wrote The Hunger Games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how a list of soccer clubs that play in the Bundesliga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hat country is Mount Everest i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ho is the founder of Penguin Books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hich programming languages influenced Javascript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id Che Guevara have children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ist all the musicals with music by Leonard Bernstein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how me all the breweries in Australia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hen was the Titanic completed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ow much did Pulp Fiction cost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ow many airlines are ther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ho played Agent Smith in Matrix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ow much carbs does peanut butter have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hich book has the most page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hich bridges cross the Sein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ho is the mayor of the capital of French Polynesia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hen did Dracula's creator di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hat is the location of the Houses of Parliament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how me all English Gothic buildings in Kent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ho was the pope that founded the Vatican Television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hat airlines are part of the SkyTeam allianc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hat is the total population of Melbourne, Florid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hich airports does Yeti Airlines serv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n which year was Rachel Stevens born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here was JFK assassinated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w many politicians graduated from Columbia University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hich scientist is known for the Manhattan Project and the Nobel Peace Prize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hat is the highest volcano in Africa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hich beer originated in Ireland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hat are the specialities of the UNC Health Car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ho is the owner of Facebook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om which region is the Melon de Bourgogne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Who was influenced by Socrates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Who was president of Pakistan in 1978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ive me English actors starring in Lovesick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ive me all types of eating disorders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ho was married to president Chirac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hat is the largest metropolitan area in Washington state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Where in France is sparkling wine produced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here did Hillel Slovak di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hat is the timezone in San Pedro de Atacama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n which city does the Chile Route 68 end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ive me all ESA astronauts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ive me all Swedish holidays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ho is the youngest Pulitzer Prize winner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hich animals are critically endangered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hich soccer players were born on Malta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 Arnold Schwarzenegger attend a university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hich programming languages were influenced by Perl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 Barack Obama a democrat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ow many children does Eddie Murphy hav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ho is the oldest child of Meryl Streep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ho killed John Lenno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n which city is Air China headquartered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Which frequent flyer program has the most airlines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hich artists were born on the same date as Rachel Steven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ow many scientists graduated from an Ivy League universit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hich types of grapes grow in Orego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Who is starring in Spanish movies produced by Benicio del Toro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ho is the manager of Real Madrid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ive me the currency of China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hich movies starring Mickey Rourke were directed by Guy Ritchie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 Darth Vader Luke’s father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w many companies were founded by the founder of Facebook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ow many companies were founded in the same year as Googl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hich subsidiary of TUI Travel serves both Glasgow and Dubli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ow many airlines are members of the Star Alliance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ive me all spacecrafts that flew to Mars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hich musician wrote the most book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how me everyone who was born on Halloween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ive me all Swiss non-profit organizations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 which country is Mecca located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hat is the net income of Apple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hat does the abbreviation FIFA stand for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hen did the Ming dynasty dissolv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hich museum in New York has the most visitor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 Lake Baikal bigger than the Great Bear Lake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esserts from which country contain fish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hat is the highest mountain in Italy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Where did the architect of the Eiffel Tower study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hich Greek parties are pro-Europea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at is the height difference between Mount Everest and K2?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Who is the mayor of Rotterdam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 which city were the parents of Che Guevara born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ow high is the lighthouse in Colombo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re Taiko a kind of Japanese musical instruments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ow many ethnic groups live in Slovenia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ist the seven kings of Rome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ho were the parents of Queen Victoria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ho is the heaviest player of the Chicago Bulls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hich volcanos in Japan erupted since 2000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Who is the tallest basketball player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5:.C354])" office:value-type="float" office:value="213" calcext:value-type="float">
            <text:p>213</text:p>
          </table:table-cell>
          <table:table-cell table:style-name="ce1" table:formula="of:=SUM([.D5:.D354])" office:value-type="float" office:value="204" calcext:value-type="float">
            <text:p>204</text:p>
          </table:table-cell>
          <table:table-cell table:style-name="ce1" table:formula="of:=SUM([.E5:.E354])" office:value-type="float" office:value="142" calcext:value-type="float">
            <text:p>142</text:p>
          </table:table-cell>
          <table:table-cell table:style-name="ce1" table:formula="of:=SUM([.F5:.F354])" office:value-type="float" office:value="0" calcext:value-type="float">
            <text:p>0</text:p>
          </table:table-cell>
          <table:table-cell table:style-name="ce1" table:formula="of:=SUM([.G5:.G354])" office:value-type="float" office:value="193" calcext:value-type="float">
            <text:p>193</text:p>
          </table:table-cell>
          <table:table-cell table:style-name="ce1" table:formula="of:=SUM([.H5:.H354])" office:value-type="float" office:value="188" calcext:value-type="float">
            <text:p>188</text:p>
          </table:table-cell>
          <table:table-cell table:style-name="ce1" table:formula="of:=SUM([.I5:.I354])" office:value-type="float" office:value="184" calcext:value-type="float">
            <text:p>184</text:p>
          </table:table-cell>
          <table:table-cell table:style-name="ce1" table:formula="of:=SUM([.J5:.J354])" office:value-type="float" office:value="190" calcext:value-type="float">
            <text:p>190</text:p>
          </table:table-cell>
          <table:table-cell table:number-columns-repeated="12"/>
        </table:table-row>
        <table:table-row table:style-name="ro1" table:number-rows-repeated="170">
          <table:table-cell/>
          <table:table-cell table:style-name="ce1" table:number-columns-repeated="9"/>
          <table:table-cell table:number-columns-repeated="12"/>
        </table:table-row>
        <table:table-row table:style-name="ro1">
          <table:table-cell/>
          <table:table-cell table:style-name="ce1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24:09.222170000</meta:creation-date>
    <dc:date>2016-04-30T19:00:06.665636000</dc:date>
    <meta:editing-duration>PT21H49M49S</meta:editing-duration>
    <meta:editing-cycles>2</meta:editing-cycles>
    <meta:generator>LibreOffice/4.2.6.3$MacOSX_X86_64 LibreOffice_project/3fd416d4c6db7d3204c17ce57a1d70f6e531ee21</meta:generator>
    <meta:print-date>2016-04-30T18:58:57.604280000</meta:print-date>
    <meta:document-statistic meta:table-count="2" meta:cell-count="7042" meta:object-count="0"/>
  </office:meta>
</office:document-meta>
</file>